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9.72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.00.00</text:date>, <text:time style:data-style-name="N2" text:time-value="18:50:48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5T18:51:46.892000000</dc:date>
    <meta:print-date>2006-09-05T16:08:04</meta:print-date>
    <meta:editing-duration>PT15M59S</meta:editing-duration>
    <meta:editing-cycles>7</meta:editing-cycles>
    <meta:generator>LibreOfficeDev/5.4.0.0.alpha0$Windows_x86 LibreOffice_project/b962413f67a80683868fe5b613bc13f5c5d2cd7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use-zero" chart:series-source="rows"/>
    </style:style>
    <style:style style:name="ch5" style:family="chart" style:data-style-name="N0">
      <style:chart-properties chart:display-label="true" chart:tick-marks-major-inner="false" chart:tick-marks-major-outer="fals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true" chart:axis-position="start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35cm" draw:fill-color="#ff0000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35cm" draw:fill="gradient" draw:fill-gradient-name="Subtle_20_Tango_20_Green" draw:gradient-step-count="0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35cm" draw:fill="hatch" draw:fill-color="#ffffff" draw:fill-hatch-name="Black_20_-45_20_Degrees" draw:fill-hatch-solid="true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973cm" svg:height="8.785cm" xlink:href=".." xlink:type="simple" chart:class="chart:area" chart:style-name="ch1">
        <chart:title svg:x="9.234cm" svg:y="0.309cm" chart:style-name="ch2">
          <text:p>Annaul Revenue</text:p>
        </chart:title>
        <chart:legend chart:legend-position="end" svg:x="19.427cm" svg:y="3.504cm" style:legend-expansion="high" chart:style-name="ch3"/>
        <chart:plot-area chart:style-name="ch4" table:cell-range-address="Mo_példa_06_a.D9:Mo_példa_06_a.H14" chart:data-source-has-labels="both" svg:x="1.039cm" svg:y="1.172cm" svg:width="17.684cm" svg:height="6.732cm">
          <chartooo:coordinate-region svg:x="3.619cm" svg:y="1.345cm" svg:width="15.104cm" svg:height="6.003cm"/>
          <chart:axis chart:dimension="x" chart:name="primary-x" chart:style-name="ch5" chartooo:axis-type="auto">
            <chartooo:date-scale/>
            <chart:title svg:x="9.281cm" svg:y="8.079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92cm" svg:y="5.40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area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area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area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area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b962413f67a80683868fe5b613bc13f5c5d2cd7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